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[.B6]-[.A6]+1" office:value-type="float" office:value="187" calcext:value-type="float">
            <text:p>187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[.C6]*8" office:value-type="float" office:value="1496" calcext:value-type="float">
            <text:p>1496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/>
          <table:table-cell table:formula="of:=SUM([.E6:.E10])" office:value-type="float" office:value="2072" calcext:value-type="float">
            <text:p>2072</text:p>
          </table:table-cell>
          <table:table-cell/>
        </table:table-row>
      </table:table>
      <table:table table:name="VI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NO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4-29T22:51:36.281722817</dc:date>
    <meta:editing-duration>PT53M30S</meta:editing-duration>
    <meta:editing-cycles>8</meta:editing-cycles>
    <meta:generator>LibreOffice/7.3.7.2$Linux_X86_64 LibreOffice_project/30$Build-2</meta:generator>
    <meta:document-statistic meta:table-count="5" meta:cell-count="198" meta:object-count="0"/>
  </office:meta>
</office:document-meta>
</file>